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marker-start="" draw:textarea-horizontal-align="justify" draw:textarea-vertical-align="middle" draw:auto-grow-height="false" fo:min-height="0.7146in" fo:min-width="1.4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textarea-horizontal-align="justify" draw:textarea-vertical-align="middle" draw:auto-grow-height="false" fo:min-height="0.539in" fo:min-width="1.62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" draw:textarea-horizontal-align="justify" draw:textarea-vertical-align="middle" draw:auto-grow-height="false" fo:min-height="1.0835in" fo:min-width="2.6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" draw:textarea-horizontal-align="justify" draw:textarea-vertical-align="middle" draw:auto-grow-height="false" fo:min-height="0.8437in" fo:min-width="0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" draw:textarea-horizontal-align="justify" draw:textarea-vertical-align="middle" draw:auto-grow-height="false" fo:min-height="0.8437in" fo:min-width="1.5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" draw:textarea-horizontal-align="justify" draw:textarea-vertical-align="middle" draw:auto-grow-height="false" fo:min-height="1.198in" fo:min-width="0.0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" draw:textarea-horizontal-align="justify" draw:textarea-vertical-align="middle" draw:auto-grow-height="false" fo:min-height="0.8957in" fo:min-width="1.5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" draw:textarea-horizontal-align="justify" draw:textarea-vertical-align="middle" draw:auto-grow-height="false" fo:min-height="0.8437in" fo:min-width="0.0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" draw:textarea-horizontal-align="justify" draw:textarea-vertical-align="middle" draw:auto-grow-height="false" fo:min-height="0.8957in" fo:min-width="1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" draw:textarea-horizontal-align="justify" draw:textarea-vertical-align="middle" draw:auto-grow-height="false" fo:min-height="0.0209in" fo:min-width="1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start="" draw:textarea-horizontal-align="justify" draw:textarea-vertical-align="middle" draw:auto-grow-height="false" fo:min-height="0.052in" fo:min-width="1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marker-start="" draw:textarea-horizontal-align="justify" draw:textarea-vertical-align="middle" draw:auto-grow-height="false" fo:min-height="0.698in" fo:min-width="1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start="" draw:textarea-horizontal-align="justify" draw:textarea-vertical-align="middle" draw:auto-grow-height="false" fo:min-height="0.6772in" fo:min-width="1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start="" draw:textarea-horizontal-align="justify" draw:textarea-vertical-align="middle" draw:auto-grow-height="false" fo:min-height="0.722in" fo:min-width="2.5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marker-start="" draw:textarea-horizontal-align="justify" draw:textarea-vertical-align="middle" draw:auto-grow-height="false" fo:min-height="2.3346in" fo:min-width="0.0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marker-start="" draw:textarea-horizontal-align="justify" draw:textarea-vertical-align="middle" draw:auto-grow-height="false" fo:min-height="0.0008in" fo:min-width="1.1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marker-start="" draw:textarea-horizontal-align="justify" draw:textarea-vertical-align="middle" draw:auto-grow-height="false" fo:min-height="2.6154in" fo:min-width="0.0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marker-start="" draw:textarea-horizontal-align="justify" draw:textarea-vertical-align="middle" draw:auto-grow-height="false" fo:min-height="0.0008in" fo:min-width="1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marker-start="" draw:textarea-horizontal-align="justify" draw:textarea-vertical-align="middle" draw:auto-grow-height="false" fo:min-height="0.8437in" fo:min-width="0.0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marker-start="" draw:textarea-horizontal-align="justify" draw:textarea-vertical-align="middle" draw:auto-grow-height="false" fo:min-height="0.8126in" fo:min-width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marker-start="" draw:textarea-horizontal-align="justify" draw:textarea-vertical-align="middle" draw:auto-grow-height="false" fo:min-height="1.8543in" fo:min-width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marker-start="" draw:textarea-horizontal-align="justify" draw:textarea-vertical-align="middle" draw:auto-grow-height="false" fo:min-height="0.8402in" fo:min-width="1.6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marker-start="" draw:textarea-horizontal-align="justify" draw:textarea-vertical-align="middle" draw:auto-grow-height="false" fo:min-height="0.5598in" fo:min-width="0.007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2.0004in" svg:height="1.0106in" svg:x="1.8689in" svg:y="-0.589in"><text:p><text:span text:style-name="T1"><text:s text:c="8"/></text:span><text:span text:style-name="T1">Սկիզբ <text:s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2" svg:x1="2.8689in" svg:y1="0.4217in" svg:x2="2.8791in" svg:y2="1.0882in"><text:p/></draw:line><draw:custom-shape text:anchor-type="paragraph" draw:z-index="2" draw:name="Shape3" draw:style-name="gr3" draw:text-style-name="P1" svg:width="2.5835in" svg:height="0.8543in" svg:x="1.4835in" svg:y="1.0882in"><text:p><text:span text:style-name="T1">Ներմուծել 15,6,9,4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" draw:name="Shape4" draw:style-name="gr2" draw:text-style-name="P2" svg:x1="2.6291in" svg:y1="1.9425in" svg:x2="2.6291in" svg:y2="2.6197in"><text:p/></draw:line><draw:custom-shape text:anchor-type="paragraph" draw:z-index="4" draw:name="Shape5" draw:style-name="gr4" draw:text-style-name="P1" svg:width="2.615in" svg:height="1.0835in" svg:x="1.4209in" svg:y="2.5882in"><text:p><text:span text:style-name="T1"><text:s text:c="13"/></text:span><text:span text:style-name="T1">Որպես թիրախ </text:span></text:p><text:p><text:span text:style-name="T1"><text:s text:c="7"/></text:span><text:span text:style-name="T1">ընդունել 15-ը կամ 4-ը</text:span></text:p><draw:enhanced-geometry svg:viewBox="0 0 21600 21600" draw:type="rectangle" draw:enhanced-path="M 0 0 L 21600 0 21600 21600 0 21600 0 0 Z N"/></draw:custom-shape><draw:custom-shape text:anchor-type="paragraph" draw:z-index="5" draw:name="Shape6" draw:style-name="gr5" svg:width="0.0213in" svg:height="0.8441in" svg:x="2.7228in" svg:y="3.6717in"><text:p/><draw:enhanced-geometry svg:viewBox="0 0 21600 21600" draw:type="rectangle" draw:enhanced-path="M 0 0 L 21600 0 21600 21600 0 21600 0 0 Z N"/></draw:custom-shape><draw:custom-shape text:anchor-type="paragraph" draw:z-index="6" draw:name="Shape7" draw:style-name="gr6" draw:text-style-name="P4" svg:width="1.5315in" svg:height="0.8441in" svg:x="2.0354in" svg:y="4.411in"><text:p text:style-name="P3"><text:span text:style-name="T2">6,9,15,4</text:span></text:p><draw:enhanced-geometry svg:viewBox="0 0 21600 21600" draw:type="rectangle" draw:enhanced-path="M 0 0 L 21600 0 21600 21600 0 21600 0 0 Z N"/></draw:custom-shape><draw:custom-shape text:anchor-type="paragraph" draw:z-index="7" draw:name="Shape8" draw:style-name="gr7" svg:width="0.0524in" svg:height="1.198in" svg:x="1.4209in" svg:y="3.6717in"><text:p/><draw:enhanced-geometry svg:viewBox="0 0 21600 21600" draw:type="rectangle" draw:enhanced-path="M 0 0 L 21600 0 21600 21600 0 21600 0 0 Z N"/></draw:custom-shape><draw:custom-shape text:anchor-type="paragraph" draw:z-index="8" draw:name="Shape9" draw:style-name="gr8" draw:text-style-name="P4" svg:width="1.5421in" svg:height="0.8961in" svg:x="0.2854in" svg:y="4.3484in"><text:p text:style-name="P3"><text:span text:style-name="T2">6,15,9,4</text:span></text:p><draw:enhanced-geometry svg:viewBox="0 0 21600 21600" draw:type="rectangle" draw:enhanced-path="M 0 0 L 21600 0 21600 21600 0 21600 0 0 Z N"/></draw:custom-shape><draw:custom-shape text:anchor-type="paragraph" draw:z-index="9" draw:name="Shape10" draw:style-name="gr9" svg:width="0.0524in" svg:height="0.8441in" svg:x="3.9937in" svg:y="3.6717in"><text:p/><draw:enhanced-geometry svg:viewBox="0 0 21600 21600" draw:type="rectangle" draw:enhanced-path="M 0 0 L 21600 0 21600 21600 0 21600 0 0 Z N"/></draw:custom-shape><draw:custom-shape text:anchor-type="paragraph" draw:z-index="10" draw:name="Shape11" draw:style-name="gr10" draw:text-style-name="P4" svg:width="1.4276in" svg:height="0.8961in" svg:x="3.848in" svg:y="4.3799in"><text:p text:style-name="P2"><text:span text:style-name="T2">6,9,4,15</text:span></text:p><draw:enhanced-geometry svg:viewBox="0 0 21600 21600" draw:type="rectangle" draw:enhanced-path="M 0 0 L 21600 0 21600 21600 0 21600 0 0 Z N"/></draw:custom-shape><draw:custom-shape text:anchor-type="paragraph" draw:z-index="11" draw:name="Shape12" draw:style-name="gr11" svg:width="1.0835in" svg:height="0.0213in" svg:x="4.0354in" svg:y="2.890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13" draw:style-name="gr12" svg:width="1.0835in" svg:height="0.0524in" svg:x="4.0354in" svg:y="3.411in"><text:p/><draw:enhanced-geometry svg:viewBox="0 0 21600 21600" draw:type="rectangle" draw:enhanced-path="M 0 0 L 21600 0 21600 21600 0 21600 0 0 Z N"/></draw:custom-shape><draw:custom-shape text:anchor-type="paragraph" draw:z-index="13" draw:name="Shape14" draw:style-name="gr13" draw:text-style-name="P4" svg:width="1.4067in" svg:height="0.698in" svg:x="5.0772in" svg:y="2.4425in"><text:p text:style-name="P2"><text:span text:style-name="T2">4,6,9,15</text:span></text:p><draw:enhanced-geometry svg:viewBox="0 0 21600 21600" draw:type="rectangle" draw:enhanced-path="M 0 0 L 21600 0 21600 21600 0 21600 0 0 Z N"/></draw:custom-shape><draw:custom-shape text:anchor-type="paragraph" draw:z-index="14" draw:name="Shape15" draw:style-name="gr14" draw:text-style-name="P4" svg:width="1.4169in" svg:height="0.6776in" svg:x="4.5665in" svg:y="3.2445in"><text:p text:style-name="P2"><text:span text:style-name="T2">6,4,9,15</text:span></text:p><draw:enhanced-geometry svg:viewBox="0 0 21600 21600" draw:type="rectangle" draw:enhanced-path="M 0 0 L 21600 0 21600 21600 0 21600 0 0 Z N"/></draw:custom-shape><draw:custom-shape text:anchor-type="paragraph" draw:z-index="16" draw:name="Shape17" draw:style-name="gr16" svg:width="0.0012in" svg:height="3.7087in" svg:x="6.2646in" svg:y="3.1402in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7" draw:name="Shape18" draw:style-name="gr17" svg:width="1.8543in" svg:height="0.0012in" svg:x="4.4102in" svg:y="6.8484in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8" draw:name="Shape19" draw:style-name="gr18" draw:text-style-name="P5" svg:width="0.0016in" svg:height="2.6157in" svg:x="5.6811in" svg:y="3.9217in"><text:p/><draw:enhanced-geometry svg:viewBox="0 0 21600 21600" draw:type="rectangle" draw:enhanced-path="M 0 0 L 21600 0 21600 21600 0 21600 0 0 Z N"/></draw:custom-shape><draw:custom-shape text:anchor-type="paragraph" draw:z-index="19" draw:name="Shape20" draw:style-name="gr19" svg:width="1.0213in" svg:height="0.0012in" svg:x="4.6602in" svg:y="6.5362in"><text:p/><draw:enhanced-geometry svg:viewBox="0 0 21600 21600" draw:type="rectangle" draw:enhanced-path="M 0 0 L 21600 0 21600 21600 0 21600 0 0 Z N"/></draw:custom-shape><draw:custom-shape text:anchor-type="paragraph" draw:z-index="20" draw:name="Shape21" draw:style-name="gr20" svg:width="0.0012in" svg:height="0.8441in" svg:x="4.5874in" svg:y="5.2756in"><text:p/><draw:enhanced-geometry svg:viewBox="0 0 21600 21600" draw:type="rectangle" draw:enhanced-path="M 0 0 L 21600 0 21600 21600 0 21600 0 0 Z N"/></draw:custom-shape><draw:custom-shape text:anchor-type="paragraph" draw:z-index="15" draw:name="Shape16" draw:style-name="gr15" draw:text-style-name="P5" svg:width="4.074in" svg:height="1.1476in" svg:x="0.9728in" svg:y="6.1193in"><text:p text:style-name="P5"><text:s text:c="18"/><text:span text:style-name="T2">Արտածել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1" draw:name="Shape22" draw:style-name="gr21" svg:width="0.0106in" svg:height="0.813in" svg:x="2.9417in" svg:y="5.2547in"><text:p/><draw:enhanced-geometry svg:viewBox="0 0 21600 21600" draw:type="rectangle" draw:enhanced-path="M 0 0 L 21600 0 21600 21600 0 21600 0 0 Z N"/></draw:custom-shape><draw:custom-shape text:anchor-type="paragraph" draw:z-index="22" draw:name="Shape23" draw:style-name="gr22" svg:width="0.0106in" svg:height="1.8543in" svg:x="1.1398in" svg:y="5.2445in"><text:p/><draw:enhanced-geometry svg:viewBox="0 0 21600 21600" draw:type="rectangle" draw:enhanced-path="M 0 0 L 21600 0 21600 21600 0 21600 0 0 Z N"/></draw:custom-shape><draw:custom-shape text:anchor-type="paragraph" draw:z-index="23" draw:name="Shape24" draw:style-name="gr23" draw:text-style-name="P4" svg:width="2.2713in" svg:height="1.1878in" svg:x="1.4311in" svg:y="8.0571in"><text:p text:style-name="P2"><text:span text:style-name="T2">Ավարտ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5" draw:style-name="gr24" svg:width="0.0106in" svg:height="0.7906in" svg:x="2.5146in" svg:y="7.2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9:27:27.691096728</meta:creation-date>
    <dc:date>2018-07-05T19:52:39.420759242</dc:date>
    <meta:editing-duration>PT4M4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